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484cm" fo:min-width="0.234cm"/>
    </style:style>
    <style:style style:name="gr3" style:family="graphic" style:parent-style-name="objectwithoutfill">
      <style:graphic-properties draw:stroke="dash" draw:stroke-dash="Dashed_20__28_var_29_" draw:marker-end="Arrow" draw:marker-end-width="0.3cm" draw:fill="none" draw:fill-color="#000000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standard">
      <style:graphic-properties svg:stroke-color="#000000" draw:fill-color="#808080" draw:textarea-vertical-align="middle"/>
    </style:style>
    <style:style style:name="gr8" style:family="graphic" style:parent-style-name="standard">
      <style:graphic-properties draw:stroke="dash" draw:stroke-dash="Dashed_20__28_var_29_" svg:stroke-color="#000000" draw:marker-start="Arrow" draw:marker-start-width="0.3cm" draw:marker-end="Square" draw:marker-end-width="0.3cm" draw:fill-color="#000000" draw:textarea-vertical-align="middle"/>
    </style:style>
    <style:style style:name="gr9" style:family="graphic" style:parent-style-name="standard">
      <style:graphic-properties draw:stroke="dash" draw:stroke-dash="Dashed_20__28_var_29_" svg:stroke-color="#000000" draw:marker-start="Arrow" draw:marker-start-width="0.3cm" draw:marker-end="Arrow" draw:marker-end-width="0.3cm" draw:fill-color="#000000" draw:textarea-vertical-align="middle"/>
    </style:style>
    <style:style style:name="gr10" style:family="graphic" style:parent-style-name="objectwithoutfill">
      <style:graphic-properties draw:fill="none" draw:fill-color="#000000" draw:textarea-vertical-align="middle"/>
    </style:style>
    <style:style style:name="gr11" style:family="graphic" style:parent-style-name="objectwithoutfill">
      <style:graphic-properties draw:stroke="dash" draw:stroke-dash="Dashed_20__28_var_29_" draw:fill="none"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80808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397cm" svg:y1="9.048cm" svg:x2="9.711cm" svg:y2="5.446cm">
          <text:p/>
        </draw:line>
        <draw:line draw:style-name="gr1" draw:text-style-name="P1" draw:layer="layout" svg:x1="2.726cm" svg:y1="9.382cm" svg:x2="2.928cm" svg:y2="8.787cm">
          <text:p/>
        </draw:line>
        <draw:line draw:style-name="gr1" draw:text-style-name="P1" draw:layer="layout" svg:x1="3.146cm" svg:y1="9.176cm" svg:x2="3.348cm" svg:y2="8.581cm">
          <text:p/>
        </draw:line>
        <draw:line draw:style-name="gr1" draw:text-style-name="P1" draw:layer="layout" svg:x1="3.67cm" svg:y1="8.918cm" svg:x2="3.872cm" svg:y2="8.323cm">
          <text:p/>
        </draw:line>
        <draw:line draw:style-name="gr1" draw:text-style-name="P1" draw:layer="layout" svg:x1="4.193cm" svg:y1="8.66cm" svg:x2="4.395cm" svg:y2="8.065cm">
          <text:p/>
        </draw:line>
        <draw:line draw:style-name="gr1" draw:text-style-name="P1" draw:layer="layout" svg:x1="4.717cm" svg:y1="8.402cm" svg:x2="4.919cm" svg:y2="7.807cm">
          <text:p/>
        </draw:line>
        <draw:line draw:style-name="gr1" draw:text-style-name="P1" draw:layer="layout" svg:x1="5.136cm" svg:y1="8.196cm" svg:x2="5.338cm" svg:y2="7.601cm">
          <text:p/>
        </draw:line>
        <draw:line draw:style-name="gr1" draw:text-style-name="P1" draw:layer="layout" svg:x1="5.659cm" svg:y1="7.938cm" svg:x2="5.861cm" svg:y2="7.343cm">
          <text:p/>
        </draw:line>
        <draw:line draw:style-name="gr1" draw:text-style-name="P1" draw:layer="layout" svg:x1="6.078cm" svg:y1="7.732cm" svg:x2="6.28cm" svg:y2="7.137cm">
          <text:p/>
        </draw:line>
        <draw:line draw:style-name="gr1" draw:text-style-name="P1" draw:layer="layout" svg:x1="6.602cm" svg:y1="7.475cm" svg:x2="6.804cm" svg:y2="6.88cm">
          <text:p/>
        </draw:line>
        <draw:line draw:style-name="gr1" draw:text-style-name="P1" draw:layer="layout" svg:x1="7.021cm" svg:y1="7.268cm" svg:x2="7.223cm" svg:y2="6.673cm">
          <text:p/>
        </draw:line>
        <draw:line draw:style-name="gr1" draw:text-style-name="P1" draw:layer="layout" svg:x1="7.439cm" svg:y1="7.061cm" svg:x2="7.641cm" svg:y2="6.466cm">
          <text:p/>
        </draw:line>
        <draw:line draw:style-name="gr1" draw:text-style-name="P1" draw:layer="layout" svg:x1="7.963cm" svg:y1="6.803cm" svg:x2="8.165cm" svg:y2="6.208cm">
          <text:p/>
        </draw:line>
        <draw:line draw:style-name="gr1" draw:text-style-name="P1" draw:layer="layout" svg:x1="8.382cm" svg:y1="6.598cm" svg:x2="8.584cm" svg:y2="6.003cm">
          <text:p/>
        </draw:line>
        <draw:line draw:style-name="gr1" draw:text-style-name="P1" draw:layer="layout" svg:x1="8.801cm" svg:y1="6.391cm" svg:x2="9.003cm" svg:y2="5.796cm">
          <text:p/>
        </draw:line>
        <draw:line draw:style-name="gr1" draw:text-style-name="P1" draw:layer="layout" svg:x1="9.22cm" svg:y1="6.185cm" svg:x2="9.422cm" svg:y2="5.59cm">
          <text:p/>
        </draw:line>
        <draw:custom-shape draw:style-name="gr2" draw:text-style-name="P2" draw:layer="layout" svg:width="1.038cm" svg:height="1.038cm" svg:x="5.189cm" svg:y="2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731cm" svg:y1="3.816cm" svg:x2="5.731cm" svg:y2="7.225cm">
          <text:p/>
        </draw:line>
        <draw:g>
          <svg:title>TexMaths</svg:title>
          <svg:desc>22§display§\theta</svg:desc>
          <draw:polygon draw:style-name="gr4" draw:text-style-name="P4" draw:layer="layout" svg:width="0.451cm" svg:height="0.629cm" svg:x="6.375cm" svg:y="5.605cm" svg:viewBox="0 0 452 630" draw:points="226,630 0,630 0,0 452,0 452,630">
            <text:p/>
          </draw:polygon>
          <draw:path draw:style-name="gr5" draw:text-style-name="P5" draw:layer="layout" svg:width="0.374cm" svg:height="0.649cm" svg:x="6.413cm" svg:y="5.594cm" svg:viewBox="0 0 375 650" svg:d="M375 185c0-59-16-185-108-185-128 0-267 257-267 463 0 84 26 187 108 187 128 0 267-262 267-465zM98 311c15-59 33-131 69-195 23-44 56-95 97-95 47 0 52 56 52 107 0 47-8 93-31 183zM277 339c-10 41-28 118-61 185-34 62-67 106-108 106-28 0-49-26-49-111 0-38 5-90 31-180z">
            <text:p/>
          </draw:path>
        </draw:g>
        <draw:path draw:style-name="gr6" draw:text-style-name="P1" draw:layer="layout" svg:width="0.61cm" svg:height="0.61cm" draw:transform="rotate (0.245218759905203) translate (5.86941074584659cm 6.39631035701661cm)" svg:viewBox="0 0 611 611" svg:d="M0 0c611 0 611 611 611 611">
          <text:p/>
        </draw:path>
        <draw:g>
          <svg:title>TexMaths</svg:title>
          <svg:desc>22§display§V</svg:desc>
          <draw:polygon draw:style-name="gr4" draw:text-style-name="P4" draw:layer="layout" svg:width="0.728cm" svg:height="0.618cm" svg:x="4.756cm" svg:y="4.26cm" svg:viewBox="0 0 729 619" draw:points="365,619 0,619 0,0 729,0 729,619">
            <text:p/>
          </draw:polygon>
          <draw:path draw:style-name="gr5" draw:text-style-name="P5" draw:layer="layout" svg:width="0.646cm" svg:height="0.639cm" svg:x="4.807cm" svg:y="4.26cm" svg:viewBox="0 0 647 640" svg:d="M519 103c44-70 82-72 115-75 11 0 13-15 13-18 0-7-5-10-13-10-23 0-48 3-74 3-31 0-62-3-90-3-5 0-18 0-18 18 0 10 10 10 15 10 26 3 42 11 42 31 0 13-13 33-13 33l-278 442-61-477c0-16 20-29 61-29 13 0 23 0 23-18 0-7-7-10-12-10-36 0-75 3-113 3-16 0-34 0-49 0-18 0-34-3-49-3-8 0-18 0-18 18 0 10 8 10 23 10 51 0 51 8 54 31l72 560c3 18 5 21 18 21 15 0 18-6 26-18z">
            <text:p/>
          </draw:path>
        </draw:g>
        <draw:line draw:style-name="gr1" draw:text-style-name="P1" draw:layer="layout" svg:x1="11.373cm" svg:y1="7.598cm" svg:x2="19.525cm" svg:y2="7.511cm">
          <text:p/>
        </draw:line>
        <draw:line draw:style-name="gr1" draw:text-style-name="P1" draw:layer="layout" svg:x1="11.526cm" svg:y1="8.042cm" svg:x2="11.965cm" svg:y2="7.592cm">
          <text:p/>
        </draw:line>
        <draw:line draw:style-name="gr1" draw:text-style-name="P1" draw:layer="layout" svg:x1="11.993cm" svg:y1="8.039cm" svg:x2="12.433cm" svg:y2="7.588cm">
          <text:p/>
        </draw:line>
        <draw:line draw:style-name="gr1" draw:text-style-name="P1" draw:layer="layout" svg:x1="12.576cm" svg:y1="8.032cm" svg:x2="13.016cm" svg:y2="7.582cm">
          <text:p/>
        </draw:line>
        <draw:line draw:style-name="gr1" draw:text-style-name="P1" draw:layer="layout" svg:x1="13.16cm" svg:y1="8.025cm" svg:x2="13.599cm" svg:y2="7.576cm">
          <text:p/>
        </draw:line>
        <draw:line draw:style-name="gr1" draw:text-style-name="P1" draw:layer="layout" svg:x1="13.744cm" svg:y1="8.019cm" svg:x2="14.184cm" svg:y2="7.569cm">
          <text:p/>
        </draw:line>
        <draw:line draw:style-name="gr1" draw:text-style-name="P1" draw:layer="layout" svg:x1="14.211cm" svg:y1="8.014cm" svg:x2="14.651cm" svg:y2="7.564cm">
          <text:p/>
        </draw:line>
        <draw:line draw:style-name="gr1" draw:text-style-name="P1" draw:layer="layout" svg:x1="14.794cm" svg:y1="8.006cm" svg:x2="15.233cm" svg:y2="7.558cm">
          <text:p/>
        </draw:line>
        <draw:line draw:style-name="gr1" draw:text-style-name="P1" draw:layer="layout" svg:x1="15.261cm" svg:y1="8.003cm" svg:x2="15.7cm" svg:y2="7.553cm">
          <text:p/>
        </draw:line>
        <draw:line draw:style-name="gr1" draw:text-style-name="P1" draw:layer="layout" svg:x1="15.845cm" svg:y1="7.997cm" svg:x2="16.284cm" svg:y2="7.548cm">
          <text:p/>
        </draw:line>
        <draw:line draw:style-name="gr1" draw:text-style-name="P1" draw:layer="layout" svg:x1="16.312cm" svg:y1="7.991cm" svg:x2="16.752cm" svg:y2="7.542cm">
          <text:p/>
        </draw:line>
        <draw:line draw:style-name="gr1" draw:text-style-name="P1" draw:layer="layout" svg:x1="16.778cm" svg:y1="7.986cm" svg:x2="17.218cm" svg:y2="7.536cm">
          <text:p/>
        </draw:line>
        <draw:line draw:style-name="gr1" draw:text-style-name="P1" draw:layer="layout" svg:x1="17.363cm" svg:y1="7.98cm" svg:x2="17.801cm" svg:y2="7.529cm">
          <text:p/>
        </draw:line>
        <draw:line draw:style-name="gr1" draw:text-style-name="P1" draw:layer="layout" svg:x1="17.829cm" svg:y1="7.975cm" svg:x2="18.269cm" svg:y2="7.526cm">
          <text:p/>
        </draw:line>
        <draw:line draw:style-name="gr1" draw:text-style-name="P1" draw:layer="layout" svg:x1="18.296cm" svg:y1="7.97cm" svg:x2="18.736cm" svg:y2="7.52cm">
          <text:p/>
        </draw:line>
        <draw:line draw:style-name="gr1" draw:text-style-name="P1" draw:layer="layout" svg:x1="18.763cm" svg:y1="7.964cm" svg:x2="19.202cm" svg:y2="7.516cm">
          <text:p/>
        </draw:line>
        <draw:custom-shape draw:style-name="gr2" draw:text-style-name="P2" draw:layer="layout" svg:width="1.038cm" svg:height="1.038cm" svg:x="11.011cm" svg:y="5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176cm" svg:y1="5.938cm" svg:x2="15.321cm" svg:y2="5.953cm">
          <text:p/>
        </draw:line>
        <draw:g>
          <svg:title>TexMaths</svg:title>
          <svg:desc>22§display§V</svg:desc>
          <draw:polygon draw:style-name="gr4" draw:text-style-name="P4" draw:layer="layout" svg:width="0.728cm" svg:height="0.618cm" svg:x="13.192cm" svg:y="4.937cm" svg:viewBox="0 0 729 619" draw:points="365,619 0,619 0,0 729,0 729,619">
            <text:p/>
          </draw:polygon>
          <draw:path draw:style-name="gr5" draw:text-style-name="P5" draw:layer="layout" svg:width="0.646cm" svg:height="0.639cm" svg:x="13.243cm" svg:y="4.937cm" svg:viewBox="0 0 647 640" svg:d="M519 103c44-70 82-72 115-75 11 0 13-15 13-18 0-7-5-10-13-10-23 0-48 3-74 3-31 0-62-3-90-3-5 0-18 0-18 18 0 10 10 10 15 10 26 3 42 11 42 31 0 13-13 33-13 33l-278 442-61-477c0-16 20-29 61-29 13 0 23 0 23-18 0-7-7-10-12-10-36 0-75 3-113 3-16 0-34 0-49 0-18 0-34-3-49-3-8 0-18 0-18 18 0 10 8 10 23 10 51 0 51 8 54 31l72 560c3 18 5 21 18 21 15 0 18-6 26-18z">
            <text:p/>
          </draw:path>
        </draw:g>
        <draw:line draw:style-name="gr1" draw:text-style-name="P1" draw:layer="layout" svg:x1="19.566cm" svg:y1="3.984cm" svg:x2="11.414cm" svg:y2="4.071cm">
          <text:p/>
        </draw:line>
        <draw:line draw:style-name="gr1" draw:text-style-name="P1" draw:layer="layout" svg:x1="19.413cm" svg:y1="3.54cm" svg:x2="18.974cm" svg:y2="3.99cm">
          <text:p/>
        </draw:line>
        <draw:line draw:style-name="gr1" draw:text-style-name="P1" draw:layer="layout" svg:x1="18.946cm" svg:y1="3.543cm" svg:x2="18.506cm" svg:y2="3.994cm">
          <text:p/>
        </draw:line>
        <draw:line draw:style-name="gr1" draw:text-style-name="P1" draw:layer="layout" svg:x1="18.363cm" svg:y1="3.55cm" svg:x2="17.923cm" svg:y2="4cm">
          <text:p/>
        </draw:line>
        <draw:line draw:style-name="gr1" draw:text-style-name="P1" draw:layer="layout" svg:x1="17.779cm" svg:y1="3.557cm" svg:x2="17.34cm" svg:y2="4.006cm">
          <text:p/>
        </draw:line>
        <draw:line draw:style-name="gr1" draw:text-style-name="P1" draw:layer="layout" svg:x1="17.195cm" svg:y1="3.563cm" svg:x2="16.755cm" svg:y2="4.013cm">
          <text:p/>
        </draw:line>
        <draw:line draw:style-name="gr1" draw:text-style-name="P1" draw:layer="layout" svg:x1="16.728cm" svg:y1="3.568cm" svg:x2="16.288cm" svg:y2="4.018cm">
          <text:p/>
        </draw:line>
        <draw:line draw:style-name="gr1" draw:text-style-name="P1" draw:layer="layout" svg:x1="16.145cm" svg:y1="3.576cm" svg:x2="15.706cm" svg:y2="4.024cm">
          <text:p/>
        </draw:line>
        <draw:line draw:style-name="gr1" draw:text-style-name="P1" draw:layer="layout" svg:x1="15.678cm" svg:y1="3.579cm" svg:x2="15.239cm" svg:y2="4.029cm">
          <text:p/>
        </draw:line>
        <draw:line draw:style-name="gr1" draw:text-style-name="P1" draw:layer="layout" svg:x1="15.094cm" svg:y1="3.585cm" svg:x2="14.655cm" svg:y2="4.034cm">
          <text:p/>
        </draw:line>
        <draw:line draw:style-name="gr1" draw:text-style-name="P1" draw:layer="layout" svg:x1="14.627cm" svg:y1="3.591cm" svg:x2="14.187cm" svg:y2="4.04cm">
          <text:p/>
        </draw:line>
        <draw:line draw:style-name="gr1" draw:text-style-name="P1" draw:layer="layout" svg:x1="14.161cm" svg:y1="3.596cm" svg:x2="13.721cm" svg:y2="4.046cm">
          <text:p/>
        </draw:line>
        <draw:line draw:style-name="gr1" draw:text-style-name="P1" draw:layer="layout" svg:x1="13.576cm" svg:y1="3.602cm" svg:x2="13.138cm" svg:y2="4.053cm">
          <text:p/>
        </draw:line>
        <draw:line draw:style-name="gr1" draw:text-style-name="P1" draw:layer="layout" svg:x1="13.11cm" svg:y1="3.607cm" svg:x2="12.67cm" svg:y2="4.056cm">
          <text:p/>
        </draw:line>
        <draw:line draw:style-name="gr1" draw:text-style-name="P1" draw:layer="layout" svg:x1="12.643cm" svg:y1="3.612cm" svg:x2="12.203cm" svg:y2="4.062cm">
          <text:p/>
        </draw:line>
        <draw:line draw:style-name="gr1" draw:text-style-name="P1" draw:layer="layout" svg:x1="12.176cm" svg:y1="3.618cm" svg:x2="11.737cm" svg:y2="4.066cm">
          <text:p/>
        </draw:line>
        <draw:line draw:style-name="gr1" draw:text-style-name="P1" draw:layer="layout" svg:x1="2.124cm" svg:y1="15.288cm" svg:x2="10.276cm" svg:y2="15.201cm">
          <text:p/>
        </draw:line>
        <draw:line draw:style-name="gr1" draw:text-style-name="P1" draw:layer="layout" svg:x1="2.277cm" svg:y1="15.732cm" svg:x2="2.716cm" svg:y2="15.282cm">
          <text:p/>
        </draw:line>
        <draw:line draw:style-name="gr1" draw:text-style-name="P1" draw:layer="layout" svg:x1="2.744cm" svg:y1="15.729cm" svg:x2="3.184cm" svg:y2="15.278cm">
          <text:p/>
        </draw:line>
        <draw:line draw:style-name="gr1" draw:text-style-name="P1" draw:layer="layout" svg:x1="3.327cm" svg:y1="15.722cm" svg:x2="3.767cm" svg:y2="15.272cm">
          <text:p/>
        </draw:line>
        <draw:line draw:style-name="gr1" draw:text-style-name="P1" draw:layer="layout" svg:x1="3.911cm" svg:y1="15.715cm" svg:x2="4.35cm" svg:y2="15.266cm">
          <text:p/>
        </draw:line>
        <draw:line draw:style-name="gr1" draw:text-style-name="P1" draw:layer="layout" svg:x1="4.495cm" svg:y1="15.709cm" svg:x2="4.935cm" svg:y2="15.259cm">
          <text:p/>
        </draw:line>
        <draw:line draw:style-name="gr1" draw:text-style-name="P1" draw:layer="layout" svg:x1="4.962cm" svg:y1="15.704cm" svg:x2="5.402cm" svg:y2="15.254cm">
          <text:p/>
        </draw:line>
        <draw:line draw:style-name="gr1" draw:text-style-name="P1" draw:layer="layout" svg:x1="5.545cm" svg:y1="15.696cm" svg:x2="5.984cm" svg:y2="15.248cm">
          <text:p/>
        </draw:line>
        <draw:line draw:style-name="gr1" draw:text-style-name="P1" draw:layer="layout" svg:x1="6.012cm" svg:y1="15.693cm" svg:x2="6.451cm" svg:y2="15.243cm">
          <text:p/>
        </draw:line>
        <draw:line draw:style-name="gr1" draw:text-style-name="P1" draw:layer="layout" svg:x1="6.596cm" svg:y1="15.687cm" svg:x2="7.035cm" svg:y2="15.238cm">
          <text:p/>
        </draw:line>
        <draw:line draw:style-name="gr1" draw:text-style-name="P1" draw:layer="layout" svg:x1="7.063cm" svg:y1="15.681cm" svg:x2="7.503cm" svg:y2="15.232cm">
          <text:p/>
        </draw:line>
        <draw:line draw:style-name="gr1" draw:text-style-name="P1" draw:layer="layout" svg:x1="7.529cm" svg:y1="15.676cm" svg:x2="7.969cm" svg:y2="15.226cm">
          <text:p/>
        </draw:line>
        <draw:line draw:style-name="gr1" draw:text-style-name="P1" draw:layer="layout" svg:x1="8.114cm" svg:y1="15.67cm" svg:x2="8.552cm" svg:y2="15.219cm">
          <text:p/>
        </draw:line>
        <draw:line draw:style-name="gr1" draw:text-style-name="P1" draw:layer="layout" svg:x1="8.58cm" svg:y1="15.665cm" svg:x2="9.02cm" svg:y2="15.216cm">
          <text:p/>
        </draw:line>
        <draw:line draw:style-name="gr1" draw:text-style-name="P1" draw:layer="layout" svg:x1="9.047cm" svg:y1="15.66cm" svg:x2="9.487cm" svg:y2="15.21cm">
          <text:p/>
        </draw:line>
        <draw:line draw:style-name="gr1" draw:text-style-name="P1" draw:layer="layout" svg:x1="9.514cm" svg:y1="15.654cm" svg:x2="9.953cm" svg:y2="15.206cm">
          <text:p/>
        </draw:line>
        <draw:custom-shape draw:style-name="gr2" draw:text-style-name="P2" draw:layer="layout" svg:width="1.038cm" svg:height="1.038cm" svg:x="1.762cm" svg:y="1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927cm" svg:y1="13.628cm" svg:x2="6.072cm" svg:y2="13.643cm">
          <text:p/>
        </draw:line>
        <draw:g>
          <svg:title>TexMaths</svg:title>
          <svg:desc>22§display§V</svg:desc>
          <draw:polygon draw:style-name="gr4" draw:text-style-name="P4" draw:layer="layout" svg:width="0.728cm" svg:height="0.618cm" svg:x="3.943cm" svg:y="12.627cm" svg:viewBox="0 0 729 619" draw:points="365,619 0,619 0,0 729,0 729,619">
            <text:p/>
          </draw:polygon>
          <draw:path draw:style-name="gr5" draw:text-style-name="P5" draw:layer="layout" svg:width="0.646cm" svg:height="0.639cm" svg:x="3.994cm" svg:y="12.627cm" svg:viewBox="0 0 647 640" svg:d="M519 103c44-70 82-72 115-75 11 0 13-15 13-18 0-7-5-10-13-10-23 0-48 3-74 3-31 0-62-3-90-3-5 0-18 0-18 18 0 10 10 10 15 10 26 3 42 11 42 31 0 13-13 33-13 33l-278 442-61-477c0-16 20-29 61-29 13 0 23 0 23-18 0-7-7-10-12-10-36 0-75 3-113 3-16 0-34 0-49 0-18 0-34-3-49-3-8 0-18 0-18 18 0 10 8 10 23 10 51 0 51 8 54 31l72 560c3 18 5 21 18 21 15 0 18-6 26-18z">
            <text:p/>
          </draw:path>
        </draw:g>
        <draw:line draw:style-name="gr1" draw:text-style-name="P1" draw:layer="layout" svg:x1="10.317cm" svg:y1="11.674cm" svg:x2="2.165cm" svg:y2="11.761cm">
          <text:p/>
        </draw:line>
        <draw:line draw:style-name="gr1" draw:text-style-name="P1" draw:layer="layout" svg:x1="10.164cm" svg:y1="11.23cm" svg:x2="9.725cm" svg:y2="11.68cm">
          <text:p/>
        </draw:line>
        <draw:line draw:style-name="gr1" draw:text-style-name="P1" draw:layer="layout" svg:x1="9.697cm" svg:y1="11.233cm" svg:x2="9.257cm" svg:y2="11.684cm">
          <text:p/>
        </draw:line>
        <draw:line draw:style-name="gr1" draw:text-style-name="P1" draw:layer="layout" svg:x1="9.114cm" svg:y1="11.24cm" svg:x2="8.674cm" svg:y2="11.69cm">
          <text:p/>
        </draw:line>
        <draw:line draw:style-name="gr1" draw:text-style-name="P1" draw:layer="layout" svg:x1="8.53cm" svg:y1="11.247cm" svg:x2="8.091cm" svg:y2="11.696cm">
          <text:p/>
        </draw:line>
        <draw:line draw:style-name="gr1" draw:text-style-name="P1" draw:layer="layout" svg:x1="7.946cm" svg:y1="11.253cm" svg:x2="7.506cm" svg:y2="11.703cm">
          <text:p/>
        </draw:line>
        <draw:line draw:style-name="gr1" draw:text-style-name="P1" draw:layer="layout" svg:x1="7.479cm" svg:y1="11.258cm" svg:x2="7.039cm" svg:y2="11.708cm">
          <text:p/>
        </draw:line>
        <draw:line draw:style-name="gr1" draw:text-style-name="P1" draw:layer="layout" svg:x1="6.896cm" svg:y1="11.266cm" svg:x2="6.457cm" svg:y2="11.714cm">
          <text:p/>
        </draw:line>
        <draw:line draw:style-name="gr1" draw:text-style-name="P1" draw:layer="layout" svg:x1="6.429cm" svg:y1="11.269cm" svg:x2="5.99cm" svg:y2="11.719cm">
          <text:p/>
        </draw:line>
        <draw:line draw:style-name="gr1" draw:text-style-name="P1" draw:layer="layout" svg:x1="5.845cm" svg:y1="11.275cm" svg:x2="5.406cm" svg:y2="11.724cm">
          <text:p/>
        </draw:line>
        <draw:line draw:style-name="gr1" draw:text-style-name="P1" draw:layer="layout" svg:x1="5.378cm" svg:y1="11.281cm" svg:x2="4.938cm" svg:y2="11.73cm">
          <text:p/>
        </draw:line>
        <draw:line draw:style-name="gr1" draw:text-style-name="P1" draw:layer="layout" svg:x1="4.912cm" svg:y1="11.286cm" svg:x2="4.472cm" svg:y2="11.736cm">
          <text:p/>
        </draw:line>
        <draw:line draw:style-name="gr1" draw:text-style-name="P1" draw:layer="layout" svg:x1="4.327cm" svg:y1="11.292cm" svg:x2="3.889cm" svg:y2="11.743cm">
          <text:p/>
        </draw:line>
        <draw:line draw:style-name="gr1" draw:text-style-name="P1" draw:layer="layout" svg:x1="3.861cm" svg:y1="11.297cm" svg:x2="3.421cm" svg:y2="11.746cm">
          <text:p/>
        </draw:line>
        <draw:line draw:style-name="gr1" draw:text-style-name="P1" draw:layer="layout" svg:x1="3.394cm" svg:y1="11.302cm" svg:x2="2.954cm" svg:y2="11.752cm">
          <text:p/>
        </draw:line>
        <draw:line draw:style-name="gr1" draw:text-style-name="P1" draw:layer="layout" svg:x1="2.927cm" svg:y1="11.308cm" svg:x2="2.488cm" svg:y2="11.756cm">
          <text:p/>
        </draw:line>
        <draw:path draw:style-name="gr7" draw:text-style-name="P6" draw:layer="layout" svg:width="1.776cm" svg:height="0.805cm" svg:x="5.446cm" svg:y="15.105cm" svg:viewBox="0 0 1777 806" svg:d="M933 51c-282-89-612-31-814 153-383 350 256 602 510 475 175 220 508 0 762 127 127-127 617-499 255-678l-77-128z">
          <text:p/>
        </draw:path>
        <draw:path draw:style-name="gr7" draw:text-style-name="P6" draw:layer="layout" svg:width="1.788cm" svg:height="0.728cm" svg:x="5.434cm" svg:y="11.141cm" svg:viewBox="0 0 1789 729" svg:d="M944 26c-282-89-604 63-806 247-383 350 127 508 381 381 175 220 635-127 889 0 127 127 611-372 249-551l-122 43z">
          <text:p/>
        </draw:path>
        <draw:path draw:style-name="gr1" draw:text-style-name="P1" draw:layer="layout" svg:width="8.353cm" svg:height="2.061cm" draw:transform="skewX (1.08149786258768E-016) rotate (0.774926187885482) translate (12.684cm 16.621cm)" svg:viewBox="0 0 8354 2062" svg:d="M0 0c4807 4530 8354 182 8354 182">
          <text:p/>
        </draw:path>
        <draw:path draw:style-name="gr1" draw:text-style-name="P1" draw:layer="layout" svg:width="3.294cm" svg:height="3.05cm" draw:transform="rotate (0.0383972435438752) translate (12.9938872986884cm 10.9784702129911cm)" svg:viewBox="0 0 3295 3051" svg:d="M0 3051c3304 0 3295-3051 3295-3051">
          <text:p/>
        </draw:path>
        <draw:line draw:style-name="gr1" draw:text-style-name="P1" draw:layer="layout" svg:x1="12.686cm" svg:y1="17.06cm" svg:x2="13.125cm" svg:y2="16.61cm">
          <text:p/>
        </draw:line>
        <draw:line draw:style-name="gr1" draw:text-style-name="P1" draw:layer="layout" svg:x1="13.153cm" svg:y1="17.032cm" svg:x2="13.593cm" svg:y2="16.581cm">
          <text:p/>
        </draw:line>
        <draw:line draw:style-name="gr1" draw:text-style-name="P1" draw:layer="layout" svg:x1="13.736cm" svg:y1="16.925cm" svg:x2="14.176cm" svg:y2="16.475cm">
          <text:p/>
        </draw:line>
        <draw:line draw:style-name="gr1" draw:text-style-name="P1" draw:layer="layout" svg:x1="14.32cm" svg:y1="16.793cm" svg:x2="14.759cm" svg:y2="16.344cm">
          <text:p/>
        </draw:line>
        <draw:line draw:style-name="gr1" draw:text-style-name="P1" draw:layer="layout" svg:x1="14.904cm" svg:y1="16.612cm" svg:x2="15.344cm" svg:y2="16.162cm">
          <text:p/>
        </draw:line>
        <draw:line draw:style-name="gr1" draw:text-style-name="P1" draw:layer="layout" svg:x1="15.503cm" svg:y1="16.544cm" svg:x2="15.836cm" svg:y2="16.007cm">
          <text:p/>
        </draw:line>
        <draw:line draw:style-name="gr1" draw:text-style-name="P1" draw:layer="layout" svg:x1="16.113cm" svg:y1="16.24cm" svg:x2="16.393cm" svg:y2="15.651cm">
          <text:p/>
        </draw:line>
        <draw:line draw:style-name="gr1" draw:text-style-name="P1" draw:layer="layout" svg:x1="16.875cm" svg:y1="15.986cm" svg:x2="17.002cm" svg:y2="15.296cm">
          <text:p/>
        </draw:line>
        <draw:line draw:style-name="gr1" draw:text-style-name="P1" draw:layer="layout" svg:x1="17.433cm" svg:y1="15.58cm" svg:x2="17.494cm" svg:y2="14.816cm">
          <text:p/>
        </draw:line>
        <draw:line draw:style-name="gr1" draw:text-style-name="P1" draw:layer="layout" svg:x1="18.018cm" svg:y1="14.843cm" svg:x2="17.962cm" svg:y2="14.185cm">
          <text:p/>
        </draw:line>
        <draw:line draw:style-name="gr1" draw:text-style-name="P1" draw:layer="layout" svg:x1="18.526cm" svg:y1="14.208cm" svg:x2="18.253cm" svg:y2="13.629cm">
          <text:p/>
        </draw:line>
        <draw:line draw:style-name="gr1" draw:text-style-name="P1" draw:layer="layout" svg:x1="18.492cm" svg:y1="13.087cm" svg:x2="18.78cm" svg:y2="13.573cm">
          <text:p/>
        </draw:line>
        <draw:line draw:style-name="gr1" draw:text-style-name="P1" draw:layer="layout" svg:x1="18.651cm" svg:y1="12.486cm" svg:x2="18.907cm" svg:y2="12.938cm">
          <text:p/>
        </draw:line>
        <draw:line draw:style-name="gr1" draw:text-style-name="P1" draw:layer="layout" svg:x1="18.748cm" svg:y1="11.949cm" svg:x2="19.161cm" svg:y2="12.303cm">
          <text:p/>
        </draw:line>
        <draw:line draw:style-name="gr1" draw:text-style-name="P1" draw:layer="layout" svg:x1="18.78cm" svg:y1="11.414cm" svg:x2="19.288cm" svg:y2="11.795cm">
          <text:p/>
        </draw:line>
        <draw:line draw:style-name="gr1" draw:text-style-name="P1" draw:layer="layout" svg:x1="13.319cm" svg:y1="14.052cm" svg:x2="13.599cm" svg:y2="13.463cm">
          <text:p/>
        </draw:line>
        <draw:line draw:style-name="gr1" draw:text-style-name="P1" draw:layer="layout" svg:x1="14.081cm" svg:y1="13.898cm" svg:x2="14.208cm" svg:y2="13.208cm">
          <text:p/>
        </draw:line>
        <draw:line draw:style-name="gr1" draw:text-style-name="P1" draw:layer="layout" svg:x1="14.739cm" svg:y1="13.667cm" svg:x2="14.8cm" svg:y2="12.903cm">
          <text:p/>
        </draw:line>
        <draw:line draw:style-name="gr1" draw:text-style-name="P1" draw:layer="layout" svg:x1="15.324cm" svg:y1="13.23cm" svg:x2="15.268cm" svg:y2="12.572cm">
          <text:p/>
        </draw:line>
        <draw:line draw:style-name="gr1" draw:text-style-name="P1" draw:layer="layout" svg:x1="15.807cm" svg:y1="12.645cm" svg:x2="15.534cm" svg:y2="12.066cm">
          <text:p/>
        </draw:line>
        <draw:line draw:style-name="gr1" draw:text-style-name="P1" draw:layer="layout" svg:x1="15.732cm" svg:y1="11.414cm" svg:x2="16.113cm" svg:y2="11.97cm">
          <text:p/>
        </draw:line>
        <draw:line draw:style-name="gr1" draw:text-style-name="P1" draw:layer="layout" svg:x1="15.986cm" svg:y1="10.906cm" svg:x2="16.267cm" svg:y2="11.26cm">
          <text:p/>
        </draw:line>
        <draw:custom-shape draw:style-name="gr2" draw:text-style-name="P2" draw:layer="layout" svg:width="1.038cm" svg:height="1.038cm" svg:x="12.049cm" svg:y="14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214cm" svg:y1="15.209cm" svg:x2="14.97cm" svg:y2="15.224cm">
          <text:p/>
        </draw:line>
        <draw:g>
          <svg:title>TexMaths</svg:title>
          <svg:desc>22§display§V</svg:desc>
          <draw:polygon draw:style-name="gr4" draw:text-style-name="P4" draw:layer="layout" svg:width="0.728cm" svg:height="0.618cm" svg:x="13.479cm" svg:y="14.335cm" svg:viewBox="0 0 729 619" draw:points="365,619 0,619 0,0 729,0 729,619">
            <text:p/>
          </draw:polygon>
          <draw:path draw:style-name="gr5" draw:text-style-name="P5" draw:layer="layout" svg:width="0.646cm" svg:height="0.639cm" svg:x="13.53cm" svg:y="14.335cm" svg:viewBox="0 0 647 640" svg:d="M519 103c44-70 82-72 115-75 11 0 13-15 13-18 0-7-5-10-13-10-23 0-48 3-74 3-31 0-62-3-90-3-5 0-18 0-18 18 0 10 10 10 15 10 26 3 42 11 42 31 0 13-13 33-13 33l-278 442-61-477c0-16 20-29 61-29 13 0 23 0 23-18 0-7-7-10-12-10-36 0-75 3-113 3-16 0-34 0-49 0-18 0-34-3-49-3-8 0-18 0-18 18 0 10 8 10 23 10 51 0 51 8 54 31l72 560c3 18 5 21 18 21 15 0 18-6 26-18z">
            <text:p/>
          </draw:path>
        </draw:g>
        <draw:line draw:style-name="gr8" draw:text-style-name="P2" draw:layer="layout" svg:x1="16.367cm" svg:y1="14.208cm" svg:x2="12.938cm" svg:y2="11.033cm">
          <text:p/>
        </draw:line>
        <draw:line draw:style-name="gr9" draw:text-style-name="P2" draw:layer="layout" svg:x1="16.367cm" svg:y1="10.906cm" svg:x2="18.78cm" svg:y2="10.906cm">
          <text:p/>
        </draw:line>
        <draw:g>
          <svg:title>TexMaths</svg:title>
          <svg:desc>22§display§D</svg:desc>
          <draw:polygon draw:style-name="gr4" draw:text-style-name="P4" draw:layer="layout" svg:width="0.663cm" svg:height="0.529cm" svg:x="17.227cm" svg:y="11.16cm" svg:viewBox="0 0 664 530" draw:points="332,530 0,530 0,0 664,0 664,530">
            <text:p/>
          </draw:polygon>
          <draw:path draw:style-name="gr5" draw:text-style-name="P5" draw:layer="layout" svg:width="0.593cm" svg:height="0.529cm" svg:x="17.258cm" svg:y="11.16cm" svg:viewBox="0 0 594 530" svg:d="M92 471c-8 28-8 35-70 35-13 0-22 0-22 15 0 9 7 9 22 9h257c161 0 315-163 315-334 0-108-66-196-183-196h-261c-16 0-22 0-22 15 0 9 6 9 22 9 8 0 24 0 32 2 14 0 18 3 18 11 0 5-2 7-4 16zM259 53c7-27 9-29 42-29h84c77 0 140 42 140 143 0 40-15 165-81 251-22 28-83 88-180 88h-88c-11 0-11 0-15 0-9-2-11-2-11-9 0-2 0-4 4-18z">
            <text:p/>
          </draw:path>
        </draw:g>
        <draw:g>
          <svg:title>TexMaths</svg:title>
          <svg:desc>22§display§R</svg:desc>
          <draw:polygon draw:style-name="gr4" draw:text-style-name="P4" draw:layer="layout" svg:width="0.595cm" svg:height="0.529cm" svg:x="14.208cm" svg:y="11.668cm" svg:viewBox="0 0 596 530" draw:points="297,530 0,530 0,0 596,0 596,530">
            <text:p/>
          </draw:polygon>
          <draw:path draw:style-name="gr5" draw:text-style-name="P5" draw:layer="layout" svg:width="0.553cm" svg:height="0.547cm" svg:x="14.239cm" svg:y="11.668cm" svg:viewBox="0 0 554 548" svg:d="M260 53c4-18 6-27 22-29 6 0 30 0 46 0 55 0 140 0 140 77 0 27-11 79-41 110-20 20-62 44-132 44h-86zM372 266c77-17 169-70 169-149 0-66-68-117-172-117h-219c-16 0-22 0-22 15 0 9 6 9 19 9 3 0 18 0 31 2 13 0 20 3 20 11 0 5 0 7-2 16l-104 416c-8 31-11 37-70 37-15 0-22 0-22 16 0 8 9 8 11 8 22 0 77-2 97-2 22 0 77 2 99 2 6 0 15 0 15-15 0-9-6-9-22-9-28 0-50 0-50-13 0-4 2-9 4-13l51-207h92c70 0 83 44 83 70 0 14-6 38-11 55-4 22-11 51-11 66 0 84 93 84 104 84 66 0 92-79 92-90 0-9-9-9-9-9-6 0-8 4-11 11-19 57-52 70-70 70-26 0-31-17-31-48 0-22 5-62 7-88 2-11 4-24 4-35 0-60-53-84-72-93z">
            <text:p/>
          </draw:path>
        </draw:g>
        <draw:line draw:style-name="gr1" draw:text-style-name="P1" draw:layer="layout" svg:x1="1.932cm" svg:y1="24.373cm" svg:x2="10.017cm" svg:y2="24.286cm">
          <text:p/>
        </draw:line>
        <draw:line draw:style-name="gr1" draw:text-style-name="P1" draw:layer="layout" svg:x1="2.085cm" svg:y1="24.817cm" svg:x2="2.524cm" svg:y2="24.367cm">
          <text:p/>
        </draw:line>
        <draw:line draw:style-name="gr1" draw:text-style-name="P1" draw:layer="layout" svg:x1="2.552cm" svg:y1="24.814cm" svg:x2="2.992cm" svg:y2="24.363cm">
          <text:p/>
        </draw:line>
        <draw:line draw:style-name="gr1" draw:text-style-name="P1" draw:layer="layout" svg:x1="3.135cm" svg:y1="24.807cm" svg:x2="3.575cm" svg:y2="24.357cm">
          <text:p/>
        </draw:line>
        <draw:line draw:style-name="gr1" draw:text-style-name="P1" draw:layer="layout" svg:x1="3.719cm" svg:y1="24.8cm" svg:x2="4.158cm" svg:y2="24.351cm">
          <text:p/>
        </draw:line>
        <draw:line draw:style-name="gr1" draw:text-style-name="P1" draw:layer="layout" svg:x1="4.303cm" svg:y1="24.794cm" svg:x2="4.743cm" svg:y2="24.344cm">
          <text:p/>
        </draw:line>
        <draw:line draw:style-name="gr1" draw:text-style-name="P1" draw:layer="layout" svg:x1="4.77cm" svg:y1="24.789cm" svg:x2="5.21cm" svg:y2="24.339cm">
          <text:p/>
        </draw:line>
        <draw:line draw:style-name="gr1" draw:text-style-name="P1" draw:layer="layout" svg:x1="5.353cm" svg:y1="24.781cm" svg:x2="5.792cm" svg:y2="24.333cm">
          <text:p/>
        </draw:line>
        <draw:line draw:style-name="gr1" draw:text-style-name="P1" draw:layer="layout" svg:x1="5.82cm" svg:y1="24.778cm" svg:x2="6.259cm" svg:y2="24.328cm">
          <text:p/>
        </draw:line>
        <draw:line draw:style-name="gr1" draw:text-style-name="P1" draw:layer="layout" svg:x1="6.404cm" svg:y1="24.772cm" svg:x2="6.843cm" svg:y2="24.323cm">
          <text:p/>
        </draw:line>
        <draw:line draw:style-name="gr1" draw:text-style-name="P1" draw:layer="layout" svg:x1="6.871cm" svg:y1="24.766cm" svg:x2="7.311cm" svg:y2="24.317cm">
          <text:p/>
        </draw:line>
        <draw:line draw:style-name="gr1" draw:text-style-name="P1" draw:layer="layout" svg:x1="7.337cm" svg:y1="24.761cm" svg:x2="7.777cm" svg:y2="24.311cm">
          <text:p/>
        </draw:line>
        <draw:line draw:style-name="gr1" draw:text-style-name="P1" draw:layer="layout" svg:x1="7.922cm" svg:y1="24.755cm" svg:x2="8.36cm" svg:y2="24.304cm">
          <text:p/>
        </draw:line>
        <draw:line draw:style-name="gr1" draw:text-style-name="P1" draw:layer="layout" svg:x1="8.388cm" svg:y1="24.75cm" svg:x2="8.828cm" svg:y2="24.301cm">
          <text:p/>
        </draw:line>
        <draw:line draw:style-name="gr1" draw:text-style-name="P1" draw:layer="layout" svg:x1="8.855cm" svg:y1="24.745cm" svg:x2="9.295cm" svg:y2="24.295cm">
          <text:p/>
        </draw:line>
        <draw:line draw:style-name="gr1" draw:text-style-name="P1" draw:layer="layout" svg:x1="9.322cm" svg:y1="24.739cm" svg:x2="9.761cm" svg:y2="24.291cm">
          <text:p/>
        </draw:line>
        <draw:custom-shape draw:style-name="gr2" draw:text-style-name="P2" draw:layer="layout" svg:width="1.038cm" svg:height="1.038cm" svg:x="1.57cm" svg:y="2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735cm" svg:y1="22.713cm" svg:x2="5.88cm" svg:y2="22.728cm">
          <text:p/>
        </draw:line>
        <draw:g>
          <svg:title>TexMaths</svg:title>
          <svg:desc>22§display§V</svg:desc>
          <draw:polygon draw:style-name="gr4" draw:text-style-name="P4" draw:layer="layout" svg:width="0.728cm" svg:height="0.618cm" svg:x="3.751cm" svg:y="21.712cm" svg:viewBox="0 0 729 619" draw:points="365,619 0,619 0,0 729,0 729,619">
            <text:p/>
          </draw:polygon>
          <draw:path draw:style-name="gr5" draw:text-style-name="P5" draw:layer="layout" svg:width="0.646cm" svg:height="0.639cm" svg:x="3.802cm" svg:y="21.712cm" svg:viewBox="0 0 647 640" svg:d="M519 103c44-70 82-72 115-75 11 0 13-15 13-18 0-7-5-10-13-10-23 0-48 3-74 3-31 0-62-3-90-3-5 0-18 0-18 18 0 10 10 10 15 10 26 3 42 11 42 31 0 13-13 33-13 33l-278 442-61-477c0-16 20-29 61-29 13 0 23 0 23-18 0-7-7-10-12-10-36 0-75 3-113 3-16 0-34 0-49 0-18 0-34-3-49-3-8 0-18 0-18 18 0 10 8 10 23 10 51 0 51 8 54 31l72 560c3 18 5 21 18 21 15 0 18-6 26-18z">
            <text:p/>
          </draw:path>
        </draw:g>
        <draw:line draw:style-name="gr1" draw:text-style-name="P1" draw:layer="layout" svg:x1="4.999cm" svg:y1="20.812cm" svg:x2="1.973cm" svg:y2="20.846cm">
          <text:p/>
        </draw:line>
        <draw:line draw:style-name="gr1" draw:text-style-name="P1" draw:layer="layout" svg:x1="4.937cm" svg:y1="20.177cm" svg:x2="4.28cm" svg:y2="20.821cm">
          <text:p/>
        </draw:line>
        <draw:line draw:style-name="gr1" draw:text-style-name="P1" draw:layer="layout" svg:x1="4.135cm" svg:y1="20.377cm" svg:x2="3.697cm" svg:y2="20.828cm">
          <text:p/>
        </draw:line>
        <draw:line draw:style-name="gr1" draw:text-style-name="P1" draw:layer="layout" svg:x1="3.669cm" svg:y1="20.382cm" svg:x2="3.229cm" svg:y2="20.831cm">
          <text:p/>
        </draw:line>
        <draw:line draw:style-name="gr1" draw:text-style-name="P1" draw:layer="layout" svg:x1="3.202cm" svg:y1="20.387cm" svg:x2="2.762cm" svg:y2="20.837cm">
          <text:p/>
        </draw:line>
        <draw:line draw:style-name="gr1" draw:text-style-name="P1" draw:layer="layout" svg:x1="2.735cm" svg:y1="20.393cm" svg:x2="2.296cm" svg:y2="20.841cm">
          <text:p/>
        </draw:line>
        <draw:line draw:style-name="gr1" draw:text-style-name="P1" draw:layer="layout" svg:x1="4.928cm" svg:y1="17.786cm" svg:x2="4.986cm" svg:y2="20.812cm">
          <text:p/>
        </draw:line>
        <draw:line draw:style-name="gr1" draw:text-style-name="P1" draw:layer="layout" svg:x1="4.5cm" svg:y1="19.904cm" svg:x2="4.954cm" svg:y2="19.469cm">
          <text:p/>
        </draw:line>
        <draw:line draw:style-name="gr1" draw:text-style-name="P1" draw:layer="layout" svg:x1="4.508cm" svg:y1="19.438cm" svg:x2="4.961cm" svg:y2="19.002cm">
          <text:p/>
        </draw:line>
        <draw:line draw:style-name="gr1" draw:text-style-name="P1" draw:layer="layout" svg:x1="4.478cm" svg:y1="18.972cm" svg:x2="4.931cm" svg:y2="18.535cm">
          <text:p/>
        </draw:line>
        <draw:line draw:style-name="gr1" draw:text-style-name="P1" draw:layer="layout" svg:x1="4.487cm" svg:y1="18.504cm" svg:x2="4.939cm" svg:y2="18.068cm">
          <text:p/>
        </draw:line>
        <draw:line draw:style-name="gr1" draw:text-style-name="P1" draw:layer="layout" svg:x1="7.736cm" svg:y1="20.79cm" svg:x2="7.678cm" svg:y2="17.764cm">
          <text:p/>
        </draw:line>
        <draw:line draw:style-name="gr1" draw:text-style-name="P1" draw:layer="layout" svg:x1="8.007cm" svg:y1="18.086cm" svg:x2="7.705cm" svg:y2="18.344cm">
          <text:p/>
        </draw:line>
        <draw:line draw:style-name="gr1" draw:text-style-name="P1" draw:layer="layout" svg:x1="8.164cm" svg:y1="18.468cm" svg:x2="7.71cm" svg:y2="18.903cm">
          <text:p/>
        </draw:line>
        <draw:line draw:style-name="gr1" draw:text-style-name="P1" draw:layer="layout" svg:x1="8.156cm" svg:y1="18.934cm" svg:x2="7.703cm" svg:y2="19.37cm">
          <text:p/>
        </draw:line>
        <draw:line draw:style-name="gr1" draw:text-style-name="P1" draw:layer="layout" svg:x1="8.166cm" svg:y1="19.4cm" svg:x2="7.713cm" svg:y2="19.837cm">
          <text:p/>
        </draw:line>
        <draw:line draw:style-name="gr1" draw:text-style-name="P1" draw:layer="layout" svg:x1="8.177cm" svg:y1="19.968cm" svg:x2="7.725cm" svg:y2="20.404cm">
          <text:p/>
        </draw:line>
        <draw:line draw:style-name="gr1" draw:text-style-name="P1" draw:layer="layout" svg:x1="10.017cm" svg:y1="20.812cm" svg:x2="7.713cm" svg:y2="20.812cm">
          <text:p/>
        </draw:line>
        <draw:line draw:style-name="gr1" draw:text-style-name="P1" draw:layer="layout" svg:x1="9.875cm" svg:y1="20.343cm" svg:x2="9.437cm" svg:y2="20.794cm">
          <text:p/>
        </draw:line>
        <draw:line draw:style-name="gr1" draw:text-style-name="P1" draw:layer="layout" svg:x1="9.409cm" svg:y1="20.348cm" svg:x2="8.969cm" svg:y2="20.797cm">
          <text:p/>
        </draw:line>
        <draw:line draw:style-name="gr1" draw:text-style-name="P1" draw:layer="layout" svg:x1="8.942cm" svg:y1="20.353cm" svg:x2="8.502cm" svg:y2="20.803cm">
          <text:p/>
        </draw:line>
        <draw:line draw:style-name="gr1" draw:text-style-name="P1" draw:layer="layout" svg:x1="8.475cm" svg:y1="20.359cm" svg:x2="8.036cm" svg:y2="20.807cm">
          <text:p/>
        </draw:line>
        <draw:line draw:style-name="gr1" draw:text-style-name="P1" draw:layer="layout" svg:x1="10.017cm" svg:y1="20.812cm" svg:x2="10.017cm" svg:y2="24.241cm">
          <text:p/>
        </draw:line>
        <draw:line draw:style-name="gr1" draw:text-style-name="P1" draw:layer="layout" svg:x1="10.554cm" svg:y1="21.221cm" svg:x2="10.101cm" svg:y2="21.657cm">
          <text:p/>
        </draw:line>
        <draw:line draw:style-name="gr1" draw:text-style-name="P1" draw:layer="layout" svg:x1="10.52cm" svg:y1="21.781cm" svg:x2="10.066cm" svg:y2="22.216cm">
          <text:p/>
        </draw:line>
        <draw:line draw:style-name="gr1" draw:text-style-name="P1" draw:layer="layout" svg:x1="10.512cm" svg:y1="22.247cm" svg:x2="10.059cm" svg:y2="22.683cm">
          <text:p/>
        </draw:line>
        <draw:line draw:style-name="gr1" draw:text-style-name="P1" draw:layer="layout" svg:x1="10.502cm" svg:y1="22.713cm" svg:x2="10.049cm" svg:y2="23.15cm">
          <text:p/>
        </draw:line>
        <draw:line draw:style-name="gr1" draw:text-style-name="P1" draw:layer="layout" svg:x1="10.493cm" svg:y1="23.181cm" svg:x2="10.041cm" svg:y2="23.617cm">
          <text:p/>
        </draw:line>
        <draw:line draw:style-name="gr1" draw:text-style-name="P1" draw:layer="layout" svg:x1="10.478cm" svg:y1="23.713cm" svg:x2="10.025cm" svg:y2="24.15cm">
          <text:p/>
        </draw:line>
        <draw:line draw:style-name="gr1" draw:text-style-name="P1" draw:layer="layout" svg:x1="10.555cm" svg:y1="20.785cm" svg:x2="10.102cm" svg:y2="21.221cm">
          <text:p/>
        </draw:line>
        <draw:custom-shape draw:style-name="gr2" draw:text-style-name="P2" draw:layer="layout" svg:width="1.038cm" svg:height="1.038cm" svg:x="11.192cm" svg:y="22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357cm" svg:y1="22.586cm" svg:x2="15.502cm" svg:y2="22.601cm">
          <text:p/>
        </draw:line>
        <draw:g>
          <svg:title>TexMaths</svg:title>
          <svg:desc>22§display§V</svg:desc>
          <draw:polygon draw:style-name="gr4" draw:text-style-name="P4" draw:layer="layout" svg:width="0.728cm" svg:height="0.618cm" svg:x="13.373cm" svg:y="21.585cm" svg:viewBox="0 0 729 619" draw:points="365,619 0,619 0,0 729,0 729,619">
            <text:p/>
          </draw:polygon>
          <draw:path draw:style-name="gr5" draw:text-style-name="P5" draw:layer="layout" svg:width="0.646cm" svg:height="0.639cm" svg:x="13.424cm" svg:y="21.585cm" svg:viewBox="0 0 647 640" svg:d="M519 103c44-70 82-72 115-75 11 0 13-15 13-18 0-7-5-10-13-10-23 0-48 3-74 3-31 0-62-3-90-3-5 0-18 0-18 18 0 10 10 10 15 10 26 3 42 11 42 31 0 13-13 33-13 33l-278 442-61-477c0-16 20-29 61-29 13 0 23 0 23-18 0-7-7-10-12-10-36 0-75 3-113 3-16 0-34 0-49 0-18 0-34-3-49-3-8 0-18 0-18 18 0 10 8 10 23 10 51 0 51 8 54 31l72 560c3 18 5 21 18 21 15 0 18-6 26-18z">
            <text:p/>
          </draw:path>
        </draw:g>
        <draw:line draw:style-name="gr1" draw:text-style-name="P1" draw:layer="layout" svg:x1="14.621cm" svg:y1="20.685cm" svg:x2="11.595cm" svg:y2="20.719cm">
          <text:p/>
        </draw:line>
        <draw:line draw:style-name="gr1" draw:text-style-name="P1" draw:layer="layout" svg:x1="14.24cm" svg:y1="20.304cm" svg:x2="13.902cm" svg:y2="20.694cm">
          <text:p/>
        </draw:line>
        <draw:line draw:style-name="gr1" draw:text-style-name="P1" draw:layer="layout" svg:x1="13.757cm" svg:y1="20.25cm" svg:x2="13.319cm" svg:y2="20.701cm">
          <text:p/>
        </draw:line>
        <draw:line draw:style-name="gr1" draw:text-style-name="P1" draw:layer="layout" svg:x1="13.291cm" svg:y1="20.255cm" svg:x2="12.851cm" svg:y2="20.704cm">
          <text:p/>
        </draw:line>
        <draw:line draw:style-name="gr1" draw:text-style-name="P1" draw:layer="layout" svg:x1="12.824cm" svg:y1="20.26cm" svg:x2="12.384cm" svg:y2="20.71cm">
          <text:p/>
        </draw:line>
        <draw:line draw:style-name="gr1" draw:text-style-name="P1" draw:layer="layout" svg:x1="12.357cm" svg:y1="20.266cm" svg:x2="11.918cm" svg:y2="20.714cm">
          <text:p/>
        </draw:line>
        <draw:line draw:style-name="gr1" draw:text-style-name="P1" draw:layer="layout" svg:x1="19.632cm" svg:y1="21.458cm" svg:x2="17.335cm" svg:y2="21.485cm">
          <text:p/>
        </draw:line>
        <draw:line draw:style-name="gr1" draw:text-style-name="P1" draw:layer="layout" svg:x1="19.497cm" svg:y1="21.016cm" svg:x2="19.059cm" svg:y2="21.467cm">
          <text:p/>
        </draw:line>
        <draw:line draw:style-name="gr1" draw:text-style-name="P1" draw:layer="layout" svg:x1="19.031cm" svg:y1="21.021cm" svg:x2="18.591cm" svg:y2="21.47cm">
          <text:p/>
        </draw:line>
        <draw:line draw:style-name="gr1" draw:text-style-name="P1" draw:layer="layout" svg:x1="18.564cm" svg:y1="21.026cm" svg:x2="18.124cm" svg:y2="21.476cm">
          <text:p/>
        </draw:line>
        <draw:line draw:style-name="gr1" draw:text-style-name="P1" draw:layer="layout" svg:x1="18.097cm" svg:y1="21.032cm" svg:x2="17.658cm" svg:y2="21.48cm">
          <text:p/>
        </draw:line>
        <draw:line draw:style-name="gr1" draw:text-style-name="P1" draw:layer="layout" svg:x1="11.676cm" svg:y1="24.35cm" svg:x2="14.702cm" svg:y2="24.316cm">
          <text:p/>
        </draw:line>
        <draw:line draw:style-name="gr1" draw:text-style-name="P1" draw:layer="layout" svg:x1="12.057cm" svg:y1="24.731cm" svg:x2="12.395cm" svg:y2="24.341cm">
          <text:p/>
        </draw:line>
        <draw:line draw:style-name="gr1" draw:text-style-name="P1" draw:layer="layout" svg:x1="12.54cm" svg:y1="24.785cm" svg:x2="12.978cm" svg:y2="24.334cm">
          <text:p/>
        </draw:line>
        <draw:line draw:style-name="gr1" draw:text-style-name="P1" draw:layer="layout" svg:x1="13.006cm" svg:y1="24.78cm" svg:x2="13.446cm" svg:y2="24.331cm">
          <text:p/>
        </draw:line>
        <draw:line draw:style-name="gr1" draw:text-style-name="P1" draw:layer="layout" svg:x1="13.473cm" svg:y1="24.775cm" svg:x2="13.913cm" svg:y2="24.325cm">
          <text:p/>
        </draw:line>
        <draw:line draw:style-name="gr1" draw:text-style-name="P1" draw:layer="layout" svg:x1="13.94cm" svg:y1="24.769cm" svg:x2="14.379cm" svg:y2="24.321cm">
          <text:p/>
        </draw:line>
        <draw:line draw:style-name="gr1" draw:text-style-name="P1" draw:layer="layout" svg:x1="17.355cm" svg:y1="23.617cm" svg:x2="19.652cm" svg:y2="23.59cm">
          <text:p/>
        </draw:line>
        <draw:line draw:style-name="gr1" draw:text-style-name="P1" draw:layer="layout" svg:x1="17.51cm" svg:y1="24.114cm" svg:x2="17.888cm" svg:y2="23.608cm">
          <text:p/>
        </draw:line>
        <draw:line draw:style-name="gr1" draw:text-style-name="P1" draw:layer="layout" svg:x1="17.956cm" svg:y1="24.054cm" svg:x2="18.396cm" svg:y2="23.605cm">
          <text:p/>
        </draw:line>
        <draw:line draw:style-name="gr1" draw:text-style-name="P1" draw:layer="layout" svg:x1="18.423cm" svg:y1="24.049cm" svg:x2="18.863cm" svg:y2="23.599cm">
          <text:p/>
        </draw:line>
        <draw:line draw:style-name="gr1" draw:text-style-name="P1" draw:layer="layout" svg:x1="18.97cm" svg:y1="24.043cm" svg:x2="19.409cm" svg:y2="23.595cm">
          <text:p/>
        </draw:line>
        <draw:line draw:style-name="gr10" draw:text-style-name="P3" draw:layer="layout" svg:x1="14.589cm" svg:y1="20.685cm" svg:x2="17.383cm" svg:y2="21.485cm">
          <text:p/>
        </draw:line>
        <draw:line draw:style-name="gr1" draw:text-style-name="P1" draw:layer="layout" svg:x1="17.14cm" svg:y1="20.905cm" svg:x2="16.802cm" svg:y2="21.295cm">
          <text:p/>
        </draw:line>
        <draw:line draw:style-name="gr1" draw:text-style-name="P1" draw:layer="layout" svg:x1="16.757cm" svg:y1="20.751cm" svg:x2="16.319cm" svg:y2="21.202cm">
          <text:p/>
        </draw:line>
        <draw:line draw:style-name="gr1" draw:text-style-name="P1" draw:layer="layout" svg:x1="16.291cm" svg:y1="20.656cm" svg:x2="15.851cm" svg:y2="21.105cm">
          <text:p/>
        </draw:line>
        <draw:line draw:style-name="gr1" draw:text-style-name="P1" draw:layer="layout" svg:x1="15.824cm" svg:y1="20.461cm" svg:x2="15.384cm" svg:y2="20.911cm">
          <text:p/>
        </draw:line>
        <draw:line draw:style-name="gr1" draw:text-style-name="P1" draw:layer="layout" svg:x1="15.357cm" svg:y1="20.367cm" svg:x2="14.918cm" svg:y2="20.815cm">
          <text:p/>
        </draw:line>
        <draw:line draw:style-name="gr1" draw:text-style-name="P1" draw:layer="layout" svg:x1="14.84cm" svg:y1="20.304cm" svg:x2="14.502cm" svg:y2="20.694cm">
          <text:p/>
        </draw:line>
        <draw:line draw:style-name="gr1" draw:text-style-name="P1" draw:layer="layout" svg:x1="17.54cm" svg:y1="21.045cm" svg:x2="17.202cm" svg:y2="21.435cm">
          <text:p/>
        </draw:line>
        <draw:line draw:style-name="gr10" draw:text-style-name="P3" draw:layer="layout" svg:x1="14.676cm" svg:y1="24.326cm" svg:x2="17.383cm" svg:y2="23.606cm">
          <text:p/>
        </draw:line>
        <draw:line draw:style-name="gr1" draw:text-style-name="P1" draw:layer="layout" svg:x1="14.97cm" svg:y1="24.622cm" svg:x2="15.337cm" svg:y2="24.156cm">
          <text:p/>
        </draw:line>
        <draw:line draw:style-name="gr1" draw:text-style-name="P1" draw:layer="layout" svg:x1="15.478cm" svg:y1="24.495cm" svg:x2="15.82cm" svg:y2="24.029cm">
          <text:p/>
        </draw:line>
        <draw:line draw:style-name="gr1" draw:text-style-name="P1" draw:layer="layout" svg:x1="15.986cm" svg:y1="24.368cm" svg:x2="16.24cm" svg:y2="23.919cm">
          <text:p/>
        </draw:line>
        <draw:line draw:style-name="gr1" draw:text-style-name="P1" draw:layer="layout" svg:x1="16.367cm" svg:y1="24.241cm" svg:x2="16.68cm" svg:y2="23.791cm">
          <text:p/>
        </draw:line>
        <draw:line draw:style-name="gr1" draw:text-style-name="P1" draw:layer="layout" svg:x1="16.748cm" svg:y1="24.241cm" svg:x2="17.129cm" svg:y2="23.666cm">
          <text:p/>
        </draw:line>
        <draw:line draw:style-name="gr1" draw:text-style-name="P1" draw:layer="layout" svg:x1="17.129cm" svg:y1="24.114cm" svg:x2="17.483cm" svg:y2="23.606cm">
          <text:p/>
        </draw:line>
        <draw:line draw:style-name="gr1" draw:text-style-name="P1" draw:layer="layout" svg:x1="14.589cm" svg:y1="24.631cm" svg:x2="14.927cm" svg:y2="24.241cm">
          <text:p/>
        </draw:line>
        <draw:g>
          <svg:title>TexMaths</svg:title>
          <svg:desc>22§display§\theta</svg:desc>
          <draw:polygon draw:style-name="gr4" draw:text-style-name="P4" draw:layer="layout" svg:width="0.451cm" svg:height="0.629cm" svg:x="14.535cm" svg:y="20.823cm" svg:viewBox="0 0 452 630" draw:points="226,630 0,630 0,0 452,0 452,630">
            <text:p/>
          </draw:polygon>
          <draw:path draw:style-name="gr5" draw:text-style-name="P5" draw:layer="layout" svg:width="0.374cm" svg:height="0.649cm" svg:x="14.573cm" svg:y="20.812cm" svg:viewBox="0 0 375 650" svg:d="M375 185c0-59-16-185-108-185-128 0-267 257-267 463 0 84 26 187 108 187 128 0 267-262 267-465zM98 311c15-59 33-131 69-195 23-44 56-95 97-95 47 0 52 56 52 107 0 47-8 93-31 183zM277 339c-10 41-28 118-61 185-34 62-67 106-108 106-28 0-49-26-49-111 0-38 5-90 31-180z">
            <text:p/>
          </draw:path>
        </draw:g>
        <draw:line draw:style-name="gr11" draw:text-style-name="P3" draw:layer="layout" svg:x1="17.383cm" svg:y1="21.514cm" svg:x2="14.843cm" svg:y2="21.514cm">
          <text:p/>
        </draw:line>
        <draw:path draw:style-name="gr6" draw:text-style-name="P1" draw:layer="layout" svg:width="0.249cm" svg:height="0.44cm" draw:transform="rotate (-0.245044226980005) translate (15.8013365051405cm 21.0443172216822cm)" svg:viewBox="0 0 250 441" svg:d="M250 0c-479 120-133 455-76 441">
          <text:p/>
        </draw:path>
        <draw:line draw:style-name="gr6" draw:text-style-name="P1" draw:layer="layout" svg:x1="4.937cm" svg:y1="15.605cm" svg:x2="10.398cm" svg:y2="12.557cm">
          <text:p/>
        </draw:line>
        <draw:line draw:style-name="gr6" draw:text-style-name="P1" draw:layer="layout" svg:x1="6.08cm" svg:y1="13.644cm" svg:x2="10.525cm" svg:y2="13.644cm">
          <text:p/>
        </draw:line>
        <draw:g>
          <svg:title>TexMaths</svg:title>
          <svg:desc>22§display§\theta</svg:desc>
          <draw:polygon draw:style-name="gr4" draw:text-style-name="P4" draw:layer="layout" svg:width="0.451cm" svg:height="0.629cm" svg:x="10.017cm" svg:y="12.822cm" svg:viewBox="0 0 452 630" draw:points="226,630 0,630 0,0 452,0 452,630">
            <text:p/>
          </draw:polygon>
          <draw:path draw:style-name="gr5" draw:text-style-name="P5" draw:layer="layout" svg:width="0.374cm" svg:height="0.649cm" svg:x="10.055cm" svg:y="12.811cm" svg:viewBox="0 0 375 650" svg:d="M375 185c0-59-16-185-108-185-128 0-267 257-267 463 0 84 26 187 108 187 128 0 267-262 267-465zM98 311c15-59 33-131 69-195 23-44 56-95 97-95 47 0 52 56 52 107 0 47-8 93-31 183zM277 339c-10 41-28 118-61 185-34 62-67 106-108 106-28 0-49-26-49-111 0-38 5-90 31-180z">
            <text:p/>
          </draw:path>
        </draw:g>
        <draw:path draw:style-name="gr6" draw:text-style-name="P1" draw:layer="layout" svg:width="0.27cm" svg:height="0.584cm" draw:transform="rotate (0.245218759905203) translate (9.404cm 13.114cm)" svg:viewBox="0 0 271 585" svg:d="M0 0c339 216 277 462 246 58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Gonçalves</meta:initial-creator>
    <meta:creation-date>2018-11-23T17:57:40.627420859</meta:creation-date>
    <dc:date>2018-11-28T16:08:26.126021796</dc:date>
    <dc:creator>Gabriel Gonçalves</dc:creator>
    <meta:editing-duration>PT47M42S</meta:editing-duration>
    <meta:editing-cycles>11</meta:editing-cycles>
    <meta:generator>LibreOffice/4.4.3.2$Linux_X86_64 LibreOffice_project/40m0$Build-2</meta:generator>
    <meta:document-statistic meta:object-count="243"/>
  </office:meta>
</office:document-meta>
</file>